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text:p text:style-name="P1">La séparation physique entre la table à laquelle elle venait de s'inviter et les autres s'était muée en un schisme au sein même de l'esprit d'Eléonore. Cette dernière n'avait plus d'yeux que pour les quatre Daënares, et tout particulièrement l'homme à l'objet si particulier suspendu autour de son cou. Elle était devenue totalement imperméable à tout le reste de l'audience, comme hypnotisée. Le frisson d'excitation qui lui parcourut l'échine et la sensation de malaise qui commençait à naître dans son corps ne pouvaient signifier qu'une chose : elle était bien en présence d'un artefact de la conception de leurs cousins honnis. C'est là que ses penchants que d'aucuns qualifieraient de masochistes, et d'autres de carrément hérétiques rentraient dans la danse.</text:p>
      <text:p text:style-name="Standard"/>
      <text:p text:style-name="Standard">L'homme en possession dudit artefact sembla vouloir protéger ce dernier des griffes de la blondinette en mettant ses mains en opposition. Celle-ci s'apprêtait à le lui arracher sans une once d'hésitation, mais elle fut interrompue par l'intervention inattendue du quatrième laron -celui qui était resté discret jusqu'à présent. Il lui administra une tape autoritaire sur le poignet, l'empêchant ainsi d'atteindre l'objet de tous ses désirs. Le bras en suspend, Eléonore s'immobilisa pendant une fraction de seconde. Fraction de seconde durant laquelle le temps sembla se suspendre lui aussi. Ses yeux de jade se détournèrent finalement du daguerréotype pour venir se braquer avec férocité sur le malheureux. La jeune femme était sur le point de le punir pour son impudence lorsque celui-ci eut la présence d'esprit -et la bonne inspi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5-03T13:36:34.37</dc:date>
    <meta:editing-duration>PT4H30M18S</meta:editing-duration>
    <meta:editing-cycles>231</meta:editing-cycles>
    <meta:generator>OpenOffice/4.1.3$Win32 OpenOffice.org_project/413m1$Build-9783</meta:generator>
    <meta:document-statistic meta:table-count="0" meta:image-count="0" meta:object-count="0" meta:page-count="3" meta:paragraph-count="14" meta:word-count="1389" meta:character-count="8512"/>
  </office:meta>
</office:document-meta>
</file>